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3.1">
            <text:p>3.1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http://www.runnersworld.com/running-tips/runners-learn-how-to-use-your-heart-rate-monitor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86.5">
            <text:p>86.5</text:p>
          </table:table-cell>
          <table:table-cell table:number-columns-repeated="2"/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82.5">
            <text:p>82.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8/02/2016</text:date>, <text:time>22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8-02T22:19:23.51</meta:creation-date>
    <dc:date>2016-08-02T22:23:58.40</dc:date>
    <dc:creator>James Lombardi</dc:creator>
    <meta:editing-duration>PT4M37S</meta:editing-duration>
    <meta:editing-cycles>1</meta:editing-cycles>
    <meta:document-statistic meta:table-count="3" meta:cell-count="9" meta:object-count="0"/>
    <meta:generator>OpenOffice/4.1.0$Win32 OpenOffice.org_project/410m18$Build-9764</meta:generator>
  </office:meta>
</office:document-meta>
</file>